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Standard">
      <loext:graphic-properties draw:fill="solid" draw:fill-color="#fffffe"/>
      <style:paragraph-properties fo:line-height="135%" fo:background-color="#fffffe"/>
    </style:style>
    <style:style style:name="P2" style:family="paragraph" style:parent-style-name="Standard">
      <style:text-properties fo:color="#323232" fo:font-size="15pt" style:font-size-asian="15pt" style:font-size-complex="15pt"/>
    </style:style>
    <style:style style:name="P3" style:family="paragraph" style:parent-style-name="Standard">
      <style:text-properties fo:color="#212121" style:font-name="Courier New" fo:font-size="10.5pt" style:font-name-asian="Courier New1" style:font-size-asian="10.5pt" style:font-name-complex="Courier New1" style:font-size-complex="10.5pt" fo:background-color="#ffffff"/>
    </style:style>
    <style:style style:name="P4" style:family="paragraph" style:parent-style-name="Standard">
      <style:paragraph-properties fo:margin-left="0in" fo:margin-right="0in" fo:text-indent="0.5in" style:auto-text-indent="false"/>
    </style:style>
    <style:style style:name="P5" style:family="paragraph" style:parent-style-name="Standard">
      <style:paragraph-properties fo:margin-left="0.5in" fo:margin-right="0in" fo:text-indent="0in" style:auto-text-indent="false"/>
    </style:style>
    <style:style style:name="P6" style:family="paragraph" style:parent-style-name="Standard">
      <loext:graphic-properties draw:fill="solid" draw:fill-color="#fffffe"/>
      <style:paragraph-properties fo:margin-left="0.5in" fo:margin-right="0in" fo:line-height="135%" fo:text-indent="0in" style:auto-text-indent="false" fo:background-color="#fffffe"/>
    </style:style>
    <style:style style:name="P7" style:family="paragraph" style:parent-style-name="Standard">
      <style:paragraph-properties fo:margin-left="0in" fo:margin-right="0in" fo:text-indent="0in" style:auto-text-indent="false"/>
    </style:style>
    <style:style style:name="P8" style:family="paragraph" style:parent-style-name="Standard">
      <loext:graphic-properties draw:fill="solid" draw:fill-color="#fffffe"/>
      <style:paragraph-properties fo:margin-left="0in" fo:margin-right="0in" fo:line-height="135%" fo:text-indent="0in" style:auto-text-indent="false" fo:background-color="#fffffe"/>
    </style:style>
    <style:style style:name="P9" style:family="paragraph" style:parent-style-name="Standard" style:list-style-name="WWNum1">
      <style:paragraph-properties fo:margin-left="0.5in" fo:margin-right="0in" fo:text-indent="-0.25in" style:auto-text-indent="false"/>
    </style:style>
    <style:style style:name="P10" style:family="paragraph" style:parent-style-name="Standard" style:list-style-name="WWNum3">
      <style:paragraph-properties fo:margin-left="0.5in" fo:margin-right="0in" fo:text-indent="-0.25in" style:auto-text-indent="false"/>
    </style:style>
    <style:style style:name="P11" style:family="paragraph" style:parent-style-name="Standard" style:list-style-name="WWNum2">
      <style:paragraph-properties fo:margin-left="0.5in" fo:margin-right="0in" fo:text-indent="-0.25in" style:auto-text-indent="false"/>
    </style:style>
    <style:style style:name="P12" style:family="paragraph" style:parent-style-name="Standard" style:master-page-name="Standard">
      <style:paragraph-properties fo:text-align="center" style:justify-single-word="false" style:page-number="1"/>
    </style:style>
    <style:style style:name="T1" style:family="text">
      <style:text-properties fo:font-size="18pt" style:font-size-asian="18pt" style:font-size-complex="18pt"/>
    </style:style>
    <style:style style:name="T2" style:family="text">
      <style:text-properties fo:color="#1155cc" fo:font-size="11.5pt" fo:background-color="#f8f8f8" loext:char-shading-value="0" style:font-size-asian="11.5pt" style:font-size-complex="11.5pt"/>
    </style:style>
    <style:style style:name="T3" style:family="text">
      <style:text-properties fo:color="#1155cc" fo:font-size="11.5pt" style:font-size-asian="11.5pt" style:font-size-complex="11.5pt"/>
    </style:style>
    <style:style style:name="T4" style:family="text">
      <style:text-properties fo:color="#1155cc" fo:font-size="11.5pt" style:font-size-asian="11.5pt" style:font-size-complex="11.5pt" fo:background-color="#ffffff"/>
    </style:style>
    <style:style style:name="T5" style:family="text">
      <style:text-properties fo:color="#1155cc" fo:font-size="11.5pt" style:text-underline-style="solid" style:text-underline-width="auto" style:text-underline-color="font-color" style:font-size-asian="11.5pt" style:font-size-complex="11.5pt" fo:background-color="#ffffff"/>
    </style:style>
    <style:style style:name="T6" style:family="text">
      <style:text-properties fo:color="#1155cc" fo:font-size="11.5pt" style:text-underline-style="solid" style:text-underline-width="auto" style:text-underline-color="font-color" fo:background-color="#f8f8f8" loext:char-shading-value="0" style:font-size-asian="11.5pt" style:font-size-complex="11.5pt"/>
    </style:style>
    <style:style style:name="T7" style:family="text">
      <style:text-properties fo:color="#1155cc" fo:font-size="9pt" style:text-underline-style="solid" style:text-underline-width="auto" style:text-underline-color="font-color" style:font-size-asian="9pt" style:font-size-complex="9pt"/>
    </style:style>
    <style:style style:name="T8" style:family="text">
      <style:text-properties fo:color="#1155cc" style:text-underline-style="solid" style:text-underline-width="auto" style:text-underline-color="font-color"/>
    </style:style>
    <style:style style:name="T9" style:family="text">
      <style:text-properties fo:color="#1155cc" style:font-name="Courier New" fo:font-size="10.5pt" style:text-underline-style="solid" style:text-underline-width="auto" style:text-underline-color="font-color" style:font-name-asian="Courier New1" style:font-size-asian="10.5pt" style:font-name-complex="Courier New1" style:font-size-complex="10.5pt"/>
    </style:style>
    <style:style style:name="T10" style:family="text">
      <style:text-properties fo:color="#1155cc" style:font-name="Courier New" fo:font-size="10.5pt" style:text-underline-style="solid" style:text-underline-width="auto" style:text-underline-color="font-color" style:font-name-asian="Courier New1" style:font-size-asian="10.5pt" style:font-name-complex="Courier New1" style:font-size-complex="10.5pt" fo:background-color="#ffffff"/>
    </style:style>
    <style:style style:name="T11" style:family="text">
      <style:text-properties style:text-underline-style="solid" style:text-underline-width="auto" style:text-underline-color="font-color"/>
    </style:style>
    <style:style style:name="T12" style:family="text">
      <style:text-properties fo:font-size="14pt" fo:font-weight="bold" style:font-size-asian="14pt" style:font-weight-asian="bold" style:font-size-complex="14pt"/>
    </style:style>
    <style:style style:name="T13" style:family="text">
      <style:text-properties fo:font-size="14pt" style:font-size-asian="14pt" style:font-size-complex="14pt"/>
    </style:style>
    <style:style style:name="T14" style:family="text">
      <style:text-properties fo:font-size="10pt" fo:font-style="italic" style:font-size-asian="10pt" style:font-style-asian="italic" style:font-size-complex="10pt"/>
    </style:style>
    <style:style style:name="T15" style:family="text">
      <style:text-properties fo:font-size="10pt" fo:font-style="italic" fo:font-weight="bold" style:font-size-asian="10pt" style:font-style-asian="italic" style:font-weight-asian="bold" style:font-size-complex="10pt"/>
    </style:style>
    <style:style style:name="T16" style:family="text">
      <style:text-properties fo:font-size="10pt" style:font-size-asian="10pt" style:font-size-complex="10pt"/>
    </style:style>
    <style:style style:name="T17" style:family="text">
      <style:text-properties style:font-name="Roboto" fo:font-size="10pt" style:font-name-asian="Roboto1" style:font-size-asian="10pt" style:font-name-complex="Roboto1" style:font-size-complex="10pt" fo:background-color="#ffffff"/>
    </style:style>
    <style:style style:name="T18"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Medicine Cabinet Group 3 - Links &amp; Data Summary</text:span></text:p>
      <text:p text:style-name="Standard"/>
      <text:p text:style-name="Standard">The Main App:</text:p>
      <text:p text:style-name="Standard"><text:a xlink:type="simple" xlink:href="https://medcabinetog.netlify.com/" text:style-name="ListLabel_20_28" text:visited-style-name="ListLabel_20_28"><text:span text:style-name="T2">https://medcabinetog.netlify.com/</text:span></text:a></text:p>
      <text:p text:style-name="Standard">(backup temp links)</text:p>
      <text:p text:style-name="Standard"><text:a xlink:type="simple" xlink:href="https://medcabinet.github.io/Marketing/index.html" text:style-name="ListLabel_20_29" text:visited-style-name="ListLabel_20_29"><text:span text:style-name="T3">https://medcabinet.github.io/Marketing/index.html</text:span></text:a></text:p>
      <text:p text:style-name="Standard"><text:a xlink:type="simple" xlink:href="https://adoring-kalam-37ae7a.netlify.com/" text:style-name="ListLabel_20_29" text:visited-style-name="ListLabel_20_29"><text:span text:style-name="T3">https://adoring-kalam-37ae7a.netlify.com/</text:span></text:a></text:p>
      <text:p text:style-name="Standard"><text:a xlink:type="simple" xlink:href="https://potency-calc.herokuapp.com/potency-calculator" text:style-name="ListLabel_20_29" text:visited-style-name="ListLabel_20_29"><text:span text:style-name="T3">https://potency-calc.herokuapp.com/potency-calculator</text:span></text:a></text:p>
      <text:p text:style-name="Standard"/>
      <text:p text:style-name="Standard">Presentation notes:</text:p>
      <text:p text:style-name="Standard"><text:a xlink:type="simple" xlink:href="https://docs.google.com/document/d/1C8ACCajw-cTBaKRNntHejRhwu-gy6vxiyrTYihiC0Ns/edit?usp=sharing" text:style-name="ListLabel_20_30" text:visited-style-name="ListLabel_20_30"><text:span text:style-name="T7">https://docs.google.com/document/d/1C8ACCajw-cTBaKRNntHejRhwu-gy6vxiyrTYihiC0Ns/edit?usp=sharing</text:span></text:a></text:p>
      <text:p text:style-name="Standard">Slides</text:p>
      <text:p text:style-name="Standard"><text:a xlink:type="simple" xlink:href="https://docs.google.com/presentation/d/1GsdUASFiRGHrWYSeevW-iYaG3efDGz7T_md-505bRdc/edit?usp=sharing" text:style-name="ListLabel_20_30" text:visited-style-name="ListLabel_20_30"><text:span text:style-name="T7">https://docs.google.com/presentation/d/1GsdUASFiRGHrWYSeevW-iYaG3efDGz7T_md-505bRdc/edit?usp=sharing</text:span></text:a></text:p>
      <text:p text:style-name="Standard"/>
      <text:p text:style-name="Standard">The Potency Calculator:</text:p>
      <text:p text:style-name="Standard"><text:a xlink:type="simple" xlink:href="https://potency-calc.herokuapp.com/predictions" text:style-name="ListLabel_20_31" text:visited-style-name="ListLabel_20_31"><text:span text:style-name="T8">https://potency-calc.herokuapp.com/predictions</text:span></text:a></text:p>
      <text:p text:style-name="Standard"/>
      <text:p text:style-name="Standard">Data as Spreadsheet</text:p>
      <text:p text:style-name="Standard"><text:a xlink:type="simple" xlink:href="https://docs.google.com/spreadsheets/d/16KlhPYPr6Wiy6EhhDXiQCQoVF1nTuIpdikyPH0bt334/edit?usp=sharing" text:style-name="ListLabel_20_31" text:visited-style-name="ListLabel_20_31"><text:span text:style-name="T8">https://docs.google.com/spreadsheets/d/16KlhPYPr6Wiy6EhhDXiQCQoVF1nTuIpdikyPH0bt334/edit?usp=sharing</text:span></text:a></text:p>
      <text:p text:style-name="Standard"/>
      <text:p text:style-name="Standard"><text:soft-page-break/>Explanation of Model</text:p>
      <text:p text:style-name="Standard"><text:a xlink:type="simple" xlink:href="https://colab.research.google.com/drive/1n0QHVKLmjHhb1J0PVumoxq58-1OevP5b" text:style-name="ListLabel_20_31" text:visited-style-name="ListLabel_20_31"><text:span text:style-name="T8">https://colab.research.google.com/drive/1n0QHVKLmjHhb1J0PVumoxq58-1OevP5b</text:span></text:a></text:p>
      <text:p text:style-name="Standard"/>
      <text:p text:style-name="Standard">Visualizations of </text:p>
      <text:p text:style-name="P1"><text:a xlink:type="simple" xlink:href="https://github.com/lineality/4.4_Build_files/blob/master/high%20low%20rez%20med3%20word%20vectors.png" text:style-name="ListLabel_20_32" text:visited-style-name="ListLabel_20_32"><text:span text:style-name="T9">https://github.com/lineality/4.4_Build_files/blob/master/high%20low%20rez%20med3%20word%20vectors.pn</text:span></text:a></text:p>
      <text:p text:style-name="Standard"/>
      <text:p text:style-name="Standard"/>
      <text:p text:style-name="Standard">The Data Science API</text:p>
      <text:p text:style-name="Standard"><text:a xlink:type="simple" xlink:href="https://medcab3-api.herokuapp.com" text:style-name="ListLabel_20_33" text:visited-style-name="ListLabel_20_33"><text:span text:style-name="T5">https://medcab3-api.herokuapp.com</text:span></text:a></text:p>
      <text:p text:style-name="P4">end point 1: Effects &amp; Flavors of Strain</text:p>
      <text:p text:style-name="P6"><text:a xlink:type="simple" xlink:href="https://medcab3-api.herokuapp.com/strains" text:style-name="ListLabel_20_34" text:visited-style-name="ListLabel_20_34"><text:span text:style-name="T10">https://medcab3-api.herokuapp.com/strains</text:span></text:a></text:p>
      <text:p text:style-name="Standard"><text:tab/>end point 2: Symptoms &amp; Diseases of User</text:p>
      <text:p text:style-name="P6"><text:a xlink:type="simple" xlink:href="https://medcab3-api.herokuapp.com/symptom" text:style-name="ListLabel_20_34" text:visited-style-name="ListLabel_20_34"><text:span text:style-name="T10">https://medcab3-api.herokuapp.com/symptom</text:span></text:a></text:p>
      <text:p text:style-name="P6">end point 3: Everything &amp; Anything Search</text:p>
      <text:p text:style-name="P6"><text:a xlink:type="simple" xlink:href="https://medcab3-api.herokuapp.com/general" text:style-name="ListLabel_20_35" text:visited-style-name="ListLabel_20_35"><text:span text:style-name="T6">https://medcab3-api.herokuapp.com/general</text:span></text:a></text:p>
      <text:p text:style-name="P8"/>
      <text:p text:style-name="P4">A super great techy interface for testing the Data Science API</text:p>
      <text:p text:style-name="P5">First 2 Endpoints</text:p>
      <text:p text:style-name="P5"><text:a xlink:type="simple" xlink:href="https://colab.research.google.com/drive/1RbeKY9WFW8Ad22Y3lMbWyM0Lm6usNJ3W" text:style-name="ListLabel_20_31" text:visited-style-name="ListLabel_20_31"><text:span text:style-name="T8">https://colab.research.google.com/drive/1RbeKY9WFW8Ad22Y3lMbWyM0Lm6usNJ3W</text:span></text:a></text:p>
      <text:p text:style-name="P5">or</text:p>
      <text:p text:style-name="P5">All 3 Endpoints</text:p>
      <text:p text:style-name="P5"><text:soft-page-break/><text:a xlink:type="simple" xlink:href="https://colab.research.google.com/drive/1SSfah48dmK-T0yrC1cpRiD8KI8YL3nVa" text:style-name="ListLabel_20_31" text:visited-style-name="ListLabel_20_31"><text:span text:style-name="T8">https://colab.research.google.com/drive/1SSfah48dmK-T0yrC1cpRiD8KI8YL3nVa</text:span></text:a></text:p>
      <text:p text:style-name="P5"/>
      <text:p text:style-name="Standard"/>
      <text:p text:style-name="Standard"/>
      <text:p text:style-name="Standard">The Effects and Flavours Model Alone</text:p>
      <text:p text:style-name="Standard"><text:a xlink:type="simple" xlink:href="https://medicinal-cultivars.herokuapp.com/" text:style-name="ListLabel_20_31" text:visited-style-name="ListLabel_20_31"><text:span text:style-name="T8">https://medicinal-cultivars.herokuapp.com/</text:span></text:a></text:p>
      <text:p text:style-name="P4">github</text:p>
      <text:p text:style-name="P4"><text:a xlink:type="simple" xlink:href="https://github.com/lineality/medflask1v1" text:style-name="ListLabel_20_31" text:visited-style-name="ListLabel_20_31"><text:span text:style-name="T8">https://github.com/lineality/medflask1v1</text:span></text:a></text:p>
      <text:p text:style-name="Standard"/>
      <text:p text:style-name="Standard">The Symptoms and Diseases Model Alone</text:p>
      <text:p text:style-name="Standard"><text:a xlink:type="simple" xlink:href="https://cultivars-for-symptoms.herokuapp.com/" text:style-name="ListLabel_20_31" text:visited-style-name="ListLabel_20_31"><text:span text:style-name="T8">https://cultivars-for-symptoms.herokuapp.com/</text:span></text:a></text:p>
      <text:p text:style-name="Standard"/>
      <text:p text:style-name="P4"><text:a xlink:type="simple" xlink:href="https://github.com/lineality/medflask1v1" text:style-name="ListLabel_20_31" text:visited-style-name="ListLabel_20_31"><text:span text:style-name="T8">https://github.com/lineality/medflask1v1</text:span></text:a></text:p>
      <text:p text:style-name="Standard"><text:tab/>github</text:p>
      <text:p text:style-name="P4"><text:a xlink:type="simple" xlink:href="https://github.com/lineality/med_flask_symptoms_v1" text:style-name="ListLabel_20_31" text:visited-style-name="ListLabel_20_31"><text:span text:style-name="T8">https://github.com/lineality/med_flask_symptoms_v1</text:span></text:a></text:p>
      <text:p text:style-name="Standard"/>
      <text:p text:style-name="Standard">The main github for the Team Build Project:</text:p>
      <text:p text:style-name="P5"><text:a xlink:type="simple" xlink:href="https://github.com/MedCabinet" text:style-name="ListLabel_20_31" text:visited-style-name="ListLabel_20_31"><text:span text:style-name="T8">https://github.com/MedCabinet</text:span></text:a></text:p>
      <text:p text:style-name="P5"/>
      <text:p text:style-name="P7">Other Resources and References for Machine Learning Models and Parts:</text:p>
      <text:p text:style-name="P5"><text:a xlink:type="simple" xlink:href="https://github.com/lineality/4.4_Build_files" text:style-name="ListLabel_20_31" text:visited-style-name="ListLabel_20_31"><text:span text:style-name="T8">https://github.com/lineality/4.4_Build_files</text:span></text:a></text:p>
      <text:p text:style-name="P5"><text:soft-page-break/><text:a xlink:type="simple" xlink:href="https://github.com/lineality/medflask1v1" text:style-name="ListLabel_20_31" text:visited-style-name="ListLabel_20_31"><text:span text:style-name="T8">https://github.com/lineality/medflask1v1</text:span></text:a></text:p>
      <text:p text:style-name="Standard"/>
      <text:p text:style-name="Standard"/>
      <text:p text:style-name="Standard"><text:span text:style-name="T1">Other Resources and References:</text:span></text:p>
      <text:p text:style-name="Standard"/>
      <text:p text:style-name="Standard">Main Data Processing &amp; Exploration Colab:</text:p>
      <text:p text:style-name="Standard"><text:a xlink:type="simple" xlink:href="https://colab.research.google.com/drive/1IWwmn0lRHEgwvw4l4ReAuF7xb0-d8nBC#scrollTo=ok9eEc1E1iRS" text:style-name="ListLabel_20_31" text:visited-style-name="ListLabel_20_31"><text:span text:style-name="T8">https://colab.research.google.com/drive/1IWwmn0lRHEgwvw4l4ReAuF7xb0-d8nBC#scrollTo=ok9eEc1E1iRS</text:span></text:a></text:p>
      <text:p text:style-name="Standard"/>
      <text:p text:style-name="Standard">Pickle Creation Colab</text:p>
      <text:p text:style-name="Standard"><text:a xlink:type="simple" xlink:href="https://colab.research.google.com/drive/1gYkKbxEDpwtgSuQYOI5ZM6EQikCIvcyR#scrollTo=CzgLrbPAxHnd" text:style-name="ListLabel_20_31" text:visited-style-name="ListLabel_20_31"><text:span text:style-name="T8">https://colab.research.google.com/drive/1gYkKbxEDpwtgSuQYOI5ZM6EQikCIvcyR#scrollTo=CzgLrbPAxHnd</text:span></text:a></text:p>
      <text:p text:style-name="Standard"/>
      <text:p text:style-name="Standard">Final Deploy Model Colab: reduced formatted compact code</text:p>
      <text:p text:style-name="Standard"><text:a xlink:type="simple" xlink:href="https://colab.research.google.com/drive/1QLNF_6hrlrSp3Xmg-rMez8kHj0Xttu4t#scrollTo=E2_6G41YOxan" text:style-name="ListLabel_20_31" text:visited-style-name="ListLabel_20_31"><text:span text:style-name="T8">https://colab.research.google.com/drive/1QLNF_6hrlrSp3Xmg-rMez8kHj0Xttu4t#scrollTo=E2_6G41YOxan</text:span></text:a></text:p>
      <text:p text:style-name="Standard"/>
      <text:p text:style-name="Standard"/>
      <text:p text:style-name="Standard"><text:a xlink:type="simple" xlink:href="https://www.leafly.com/news/health/qualifying-conditions-for-medical-marijuana-by-state" text:style-name="ListLabel_20_36" text:visited-style-name="ListLabel_20_36"><text:span text:style-name="T4">https://www.leafly.com/news/health/qualifying-conditions-for-medical-marijuana-by-state</text:span></text:a></text:p>
      <text:p text:style-name="Standard"><text:a xlink:type="simple" xlink:href="http://cannabisreports.com/faq/api-developer-tools" text:style-name="ListLabel_20_28" text:visited-style-name="ListLabel_20_28"><text:span text:style-name="T2">http://cannabisreports.com/faq/api-developer-tools</text:span></text:a></text:p>
      <text:p text:style-name="Standard"/>
      <text:p text:style-name="Standard">Backup Search Link:</text:p>
      <text:p text:style-name="Standard"><text:a xlink:type="simple" xlink:href="https://adoring-kalam-37ae7a.netlify.com/" text:style-name="ListLabel_20_31" text:visited-style-name="ListLabel_20_31"><text:span text:style-name="T8">https://adoring-kalam-37ae7a.netlify.com/</text:span></text:a></text:p>
      <text:p text:style-name="Standard"/>
      <text:p text:style-name="Standard"><text:soft-page-break/></text:p>
      <text:p text:style-name="Standard">Backup Home page:</text:p>
      <text:p text:style-name="Standard"><text:a xlink:type="simple" xlink:href="https://medcabinet.github.io/Marketing/index.html" text:style-name="ListLabel_20_31" text:visited-style-name="ListLabel_20_31"><text:span text:style-name="T8">https://medcabinet.github.io/Marketing/index.html</text:span></text:a></text:p>
      <text:p text:style-name="Standard"/>
      <text:p text:style-name="Standard"/>
      <text:p text:style-name="Standard"/>
      <text:p text:style-name="Standard">Note on search:</text:p>
      <text:p text:style-name="Standard">Since this tool could be of real use to people looking for medicinal resources, having the highly accurate specific searches available may be a significant option. </text:p>
      <text:p text:style-name="Standard"/>
      <text:p text:style-name="Standard"/>
      <text:p text:style-name="Standard"/>
      <text:p text:style-name="Standard"/>
      <text:p text:style-name="Standard"><text:span text:style-name="T12">Search Terms &amp; How To Search For a Medicinal Strain</text:span></text:p>
      <text:p text:style-name="Standard"/>
      <text:p text:style-name="Standard">Three ways to search:</text:p>
      <text:p text:style-name="Standard">There is a general overall search which is perhaps the easiest to use and explain. With the general search, the user can enter any term describing either the strain (its affects and flavors) or the user's own symptoms and diseases. But the same overall set of best-search terms from the dataset still apply. In other words, searching using the terms in the dataset will give better results (even 100% accurate results), whereas searching using other terms (e.g. "That stuff Sarah likes.") will likely give unhelpful results.</text:p>
      <text:p text:style-name="Standard"/>
      <text:p text:style-name="Standard">A Note on 'negative descriptions': There are a few cases where the matched terms from the description are 'negative' as in </text:p>
      <text:p text:style-name="Standard"/>
      <text:p text:style-name="Standard"><text:span text:style-name="T13">Search Example 1:</text:span></text:p>
      <text:p text:style-name="Standard">Here are hypothetical examples of searching for the same product by the same user with the same medical needs, but focused on the effects vs. focused on the symptoms.</text:p>
      <text:p text:style-name="Standard"><text:soft-page-break/></text:p>
      <text:p text:style-name="Standard"><text:span text:style-name="T11">Strain Effects and Flavors Search</text:span>: "sleepy, relaxed, hungry, berry"</text:p>
      <text:p text:style-name="Standard"><text:span text:style-name="T14">returns: 'Purple-Tears' 'Hurkle' 'Cbd-Critical-Cure' 'Royal-Tree-Sherbet' 'Beast-Mode-20'</text:span></text:p>
      <text:p text:style-name="P2"/>
      <text:p text:style-name="Standard"><text:span text:style-name="T11">User's Symptoms and Diseases Search</text:span>: "insomnia, anxiety, appetite loss"</text:p>
      <text:p text:style-name="Standard"><text:span text:style-name="T14">returns: 'Sweet-Baby-Jane' 'Blue-Magoo' 'Zen' 'Hawaiian-Cookies' 'Blackwater'</text:span></text:p>
      <text:p text:style-name="P2"/>
      <text:p text:style-name="Standard"><text:span text:style-name="T11">General Search</text:span>: "I have insomnia, anxiety, and appetite loss so I want a sleepy, relaxed, hungry, berry, strain."</text:p>
      <text:p text:style-name="Standard"><text:span text:style-name="T14">returns: 'Kill-Bill', '101': 'American-Kush', '1771': 'Redd-Cross', '312': 'Blue-Ox', '2263': 'White-Bastard'</text:span></text:p>
      <text:p text:style-name="P3"/>
      <text:p text:style-name="P3"/>
      <text:p text:style-name="Standard"><text:span text:style-name="T13">Search Example 2: </text:span><text:span text:style-name="T16">taken from real data on 13-Dawgs, all returned that strain</text:span></text:p>
      <text:p text:style-name="Standard">Here are examples of searching for the same product by the same user with the same medical needs, but focused on the effects vs. focused on the symptoms.</text:p>
      <text:p text:style-name="Standard"/>
      <text:p text:style-name="Standard"><text:span text:style-name="T11">Strain Effects and Flavors Search</text:span>: "<text:span text:style-name="T17">Hungry, Relaxed, Uplifted, Apricot, Citrus, Grapefruit</text:span>"</text:p>
      <text:p text:style-name="Standard"><text:span text:style-name="T14">returns: </text:span><text:span text:style-name="T15">13-Dawgs</text:span><text:span text:style-name="T14">' 'Ny-47' 'Pink-Pez' 'Citrix' 'Aliens-On-Moonshine</text:span></text:p>
      <text:p text:style-name="P2"/>
      <text:p text:style-name="Standard"><text:span text:style-name="T11">User's Symptoms and Diseases Search</text:span>: "<text:span text:style-name="T17">appetite, depression</text:span>"</text:p>
      <text:p text:style-name="Standard"><text:span text:style-name="T14">Returns: 'Pestilence' 'Euphoria-Cookies' 'Zoom-Pie' 'Bango' '</text:span><text:span text:style-name="T15">13-Dawgs</text:span><text:span text:style-name="T14">'</text:span></text:p>
      <text:p text:style-name="Standard"/>
      <text:p text:style-name="Standard"><text:span text:style-name="T11">General Search</text:span>: "<text:span text:style-name="T17">appetite, depression, Tingly, Creative, Hungry, Relaxed, Uplifted, Apricot, Citrus, Grapefruit</text:span>"</text:p>
      <text:p text:style-name="Standard"><text:soft-page-break/><text:span text:style-name="T14">Returns: </text:span><text:span text:style-name="T15">'13-Dawgs'</text:span><text:span text:style-name="T14"> 'Lemon-Og' 'Super-Bud''Orange-Skunk' 'Purple-Bubba''</text:span></text:p>
      <text:p text:style-name="Standard">The general search is mostly accurate and still helpful but not as accurate when looking for, for example, just two or three symptoms. As a first search it is fine, but for a detailed search for people with medical needs the deluxe medical symptom search is best. </text:p>
      <text:p text:style-name="Standard"/>
      <text:p text:style-name="Standard">Note, since there is overlap between strains for effects, similar searches may pull up different strains that still completely match the search.</text:p>
      <text:p text:style-name="Standard"/>
      <text:p text:style-name="Standard"/>
      <text:p text:style-name="Standard"><text:span text:style-name="T1">Search Words</text:span></text:p>
      <text:p text:style-name="Standard"/>
      <text:p text:style-name="Standard">For the "User's Symptoms and Diseases" search, these are the best terms to use:</text:p>
      <text:p text:style-name="Standard"/>
      <text:p text:style-name="Standard">(Symptom / Disease Terms)</text:p>
      <text:list xml:id="list129551127" text:style-name="WWNum1">
        <text:list-item>
          <text:p text:style-name="P9">anorexia </text:p>
        </text:list-item>
        <text:list-item>
          <text:p text:style-name="P9">anxiety </text:p>
        </text:list-item>
        <text:list-item>
          <text:p text:style-name="P9">appetite </text:p>
        </text:list-item>
        <text:list-item>
          <text:p text:style-name="P9">appetite loss (in addition to just 'appetite') </text:p>
        </text:list-item>
        <text:list-item>
          <text:p text:style-name="P9">arthritis </text:p>
        </text:list-item>
        <text:list-item>
          <text:p text:style-name="P9">cachexia or wasting syndrome </text:p>
        </text:list-item>
        <text:list-item>
          <text:p text:style-name="P9">cancer </text:p>
        </text:list-item>
        <text:list-item>
          <text:p text:style-name="P9">depression </text:p>
        </text:list-item>
        <text:list-item>
          <text:p text:style-name="P9">eating disorder </text:p>
        </text:list-item>
        <text:list-item>
          <text:p text:style-name="P9">epilepsy </text:p>
        </text:list-item>
        <text:list-item>
          <text:p text:style-name="P9"><text:soft-page-break/>fibromyalgia (not on state listing) </text:p>
        </text:list-item>
        <text:list-item>
          <text:p text:style-name="P9">glaucoma </text:p>
        </text:list-item>
        <text:list-item>
          <text:p text:style-name="P9">headaches </text:p>
        </text:list-item>
        <text:list-item>
          <text:p text:style-name="P9">HIV / AIDS </text:p>
        </text:list-item>
        <text:list-item>
          <text:p text:style-name="P9">inflammation </text:p>
        </text:list-item>
        <text:list-item>
          <text:p text:style-name="P9">insomnia </text:p>
        </text:list-item>
        <text:list-item>
          <text:p text:style-name="P9">migraines </text:p>
        </text:list-item>
        <text:list-item>
          <text:p text:style-name="P9">ms / Multiple Sclerosis </text:p>
        </text:list-item>
        <text:list-item>
          <text:p text:style-name="P9">nausea </text:p>
        </text:list-item>
        <text:list-item>
          <text:p text:style-name="P9">pain </text:p>
        </text:list-item>
        <text:list-item>
          <text:p text:style-name="P9">ptsd </text:p>
        </text:list-item>
        <text:list-item>
          <text:p text:style-name="P9">panic attack </text:p>
        </text:list-item>
        <text:list-item>
          <text:p text:style-name="P9">Spinal Cord ailments</text:p>
        </text:list-item>
        <text:list-item>
          <text:p text:style-name="P9">spasticity</text:p>
        </text:list-item>
      </text:list>
      <text:p text:style-name="P2"/>
      <text:p text:style-name="Standard">For the 'Effects and Flavors of the Strain' search, these are the best terms to use:</text:p>
      <text:p text:style-name="P2"/>
      <text:p text:style-name="Standard">(Effect Terms)</text:p>
      <text:list xml:id="list4192456453" text:style-name="WWNum3">
        <text:list-item>
          <text:p text:style-name="P10">Aroused </text:p>
        </text:list-item>
        <text:list-item>
          <text:p text:style-name="P10">Creative </text:p>
        </text:list-item>
        <text:list-item>
          <text:p text:style-name="P10">Energetic </text:p>
        </text:list-item>
        <text:list-item>
          <text:p text:style-name="P10"><text:soft-page-break/>Euphoric </text:p>
        </text:list-item>
        <text:list-item>
          <text:p text:style-name="P10">Focused </text:p>
        </text:list-item>
        <text:list-item>
          <text:p text:style-name="P10">Giggly </text:p>
        </text:list-item>
        <text:list-item>
          <text:p text:style-name="P10">Happy </text:p>
        </text:list-item>
        <text:list-item>
          <text:p text:style-name="P10">Hungry </text:p>
        </text:list-item>
        <text:list-item>
          <text:p text:style-name="P10">Relaxed </text:p>
        </text:list-item>
        <text:list-item>
          <text:p text:style-name="P10">Sleepy </text:p>
        </text:list-item>
        <text:list-item>
          <text:p text:style-name="P10">Talkative </text:p>
        </text:list-item>
        <text:list-item>
          <text:p text:style-name="P10">Tingly </text:p>
        </text:list-item>
        <text:list-item>
          <text:p text:style-name="P10">Uplifted </text:p>
        </text:list-item>
      </text:list>
      <text:p text:style-name="Standard"/>
      <text:p text:style-name="Standard">(Flavor Terms) </text:p>
      <text:list xml:id="list1070712154" text:style-name="WWNum2">
        <text:list-item>
          <text:p text:style-name="P11">Ammonia </text:p>
        </text:list-item>
        <text:list-item>
          <text:p text:style-name="P11">Apple </text:p>
        </text:list-item>
        <text:list-item>
          <text:p text:style-name="P11">Apricot </text:p>
        </text:list-item>
        <text:list-item>
          <text:p text:style-name="P11">Berry </text:p>
        </text:list-item>
        <text:list-item>
          <text:p text:style-name="P11">Blue </text:p>
        </text:list-item>
        <text:list-item>
          <text:p text:style-name="P11">Blueberry </text:p>
        </text:list-item>
        <text:list-item>
          <text:p text:style-name="P11">Citrus </text:p>
        </text:list-item>
        <text:list-item>
          <text:p text:style-name="P11">Cheese </text:p>
        </text:list-item>
        <text:list-item>
          <text:p text:style-name="P11">Chemical </text:p>
        </text:list-item>
        <text:list-item>
          <text:p text:style-name="P11"><text:soft-page-break/>Chestnut </text:p>
        </text:list-item>
        <text:list-item>
          <text:p text:style-name="P11">Diesel </text:p>
        </text:list-item>
        <text:list-item>
          <text:p text:style-name="P11">Earthy </text:p>
        </text:list-item>
        <text:list-item>
          <text:p text:style-name="P11">Flowery </text:p>
        </text:list-item>
        <text:list-item>
          <text:p text:style-name="P11">Fruit </text:p>
        </text:list-item>
        <text:list-item>
          <text:p text:style-name="P11">Grape </text:p>
        </text:list-item>
        <text:list-item>
          <text:p text:style-name="P11">Grapefruit</text:p>
        </text:list-item>
        <text:list-item>
          <text:p text:style-name="P11">Honey </text:p>
        </text:list-item>
        <text:list-item>
          <text:p text:style-name="P11">Lavender </text:p>
        </text:list-item>
        <text:list-item>
          <text:p text:style-name="P11">Lemon </text:p>
        </text:list-item>
        <text:list-item>
          <text:p text:style-name="P11">Mango </text:p>
        </text:list-item>
        <text:list-item>
          <text:p text:style-name="P11">Menthol </text:p>
        </text:list-item>
        <text:list-item>
          <text:p text:style-name="P11">Mint </text:p>
        </text:list-item>
        <text:list-item>
          <text:p text:style-name="P11">Minty </text:p>
        </text:list-item>
        <text:list-item>
          <text:p text:style-name="P11">Nutty </text:p>
        </text:list-item>
        <text:list-item>
          <text:p text:style-name="P11">Orange </text:p>
        </text:list-item>
        <text:list-item>
          <text:p text:style-name="P11">Peach </text:p>
        </text:list-item>
        <text:list-item>
          <text:p text:style-name="P11">Pepper </text:p>
        </text:list-item>
        <text:list-item>
          <text:p text:style-name="P11">Pine </text:p>
        </text:list-item>
        <text:list-item>
          <text:p text:style-name="P11">Pineapple </text:p>
        </text:list-item>
        <text:list-item>
          <text:p text:style-name="P11">Pungent </text:p>
        </text:list-item>
        <text:list-item>
          <text:p text:style-name="P11"><text:soft-page-break/>Sage </text:p>
        </text:list-item>
        <text:list-item>
          <text:p text:style-name="P11">Skunk </text:p>
        </text:list-item>
        <text:list-item>
          <text:p text:style-name="P11">Spicy/Herbal</text:p>
        </text:list-item>
        <text:list-item>
          <text:p text:style-name="P11">Strawberry </text:p>
        </text:list-item>
        <text:list-item>
          <text:p text:style-name="P11">Sweet </text:p>
        </text:list-item>
        <text:list-item>
          <text:p text:style-name="P11">Tea </text:p>
        </text:list-item>
        <text:list-item>
          <text:p text:style-name="P11">Tobacco </text:p>
        </text:list-item>
        <text:list-item>
          <text:p text:style-name="P11">Tree </text:p>
        </text:list-item>
        <text:list-item>
          <text:p text:style-name="P11">Tropical </text:p>
        </text:list-item>
        <text:list-item>
          <text:p text:style-name="P11">Vanilla </text:p>
        </text:list-item>
        <text:list-item>
          <text:p text:style-name="P11">Violet </text:p>
        </text:list-item>
        <text:list-item>
          <text:p text:style-name="P11">Woody</text:p>
        </text:list-item>
      </text:list>
      <text:p text:style-name="Standard"/>
      <text:p text:style-name="Standard"/>
      <text:p text:style-name="Standard">Currently there does not appear to be an overlap between words like 'anxious' and 'anxiety' currently, however if by accident the search results are often still applicable. Tomorrow I will dive into doing Neural-Network word training so I'll see if there is an approach that matches that better...(e.g. reducing both words anxious and anxiety to a shared root or lemma). </text:p>
      <text:p text:style-name="Standard"/>
      <text:p text:style-name="Standard"/>
      <text:p text:style-name="Standard">More on the predictive/search-models:</text:p>
      <text:p text:style-name="Standard"/>
      <text:p text:style-name="Standard">While some word vector bodies are made using the entire body of text, in this case each species was given a separate vector body, against which the user's text is compared. This may explain the slowness of running the model on some servers online. </text:p>
      <text:p text:style-name="Standard"/>
      <text:p text:style-name="Standard"><text:soft-page-break/></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fo:font-size="11.5pt" fo:background-color="#f8f8f8" style:font-size-asian="11.5pt" style:font-size-complex="1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9" style:display-name="ListLabel 29" style:family="text">
      <style:text-properties fo:color="#1155cc" fo:font-size="11.5pt" style:font-size-asian="11.5pt" style:font-size-complex="11.5pt"/>
    </style:style>
    <style:style style:name="ListLabel_20_30" style:display-name="ListLabel 30" style:family="text">
      <style:text-properties fo:color="#1155cc" fo:font-size="9pt" style:text-underline-style="solid" style:text-underline-width="auto" style:text-underline-color="font-color" style:font-size-asian="9pt" style:font-size-complex="9pt"/>
    </style:style>
    <style:style style:name="ListLabel_20_31" style:display-name="ListLabel 31" style:family="text">
      <style:text-properties fo:color="#1155cc" style:text-underline-style="solid" style:text-underline-width="auto" style:text-underline-color="font-color"/>
    </style:style>
    <style:style style:name="ListLabel_20_32" style:display-name="ListLabel 32" style:family="text">
      <style:text-properties fo:color="#1155cc" style:font-name="Courier New" fo:font-family="'Courier New'" style:font-family-generic="roman" style:font-pitch="variable" fo:font-size="10.5pt" style:text-underline-style="solid" style:text-underline-width="auto" style:text-underline-color="font-color" style:font-name-asian="Courier New1" style:font-family-asian="'Courier New'" style:font-family-generic-asian="system" style:font-pitch-asian="variable" style:font-size-asian="10.5pt" style:font-name-complex="Courier New1" style:font-family-complex="'Courier New'" style:font-family-generic-complex="system" style:font-pitch-complex="variable" style:font-size-complex="10.5pt"/>
    </style:style>
    <style:style style:name="ListLabel_20_33" style:display-name="ListLabel 33" style:family="text">
      <style:text-properties fo:color="#1155cc" fo:font-size="11.5pt" style:text-underline-style="solid" style:text-underline-width="auto" style:text-underline-color="font-color" style:font-size-asian="11.5pt" style:font-size-complex="11.5pt" fo:background-color="#ffffff"/>
    </style:style>
    <style:style style:name="ListLabel_20_34" style:display-name="ListLabel 34" style:family="text">
      <style:text-properties fo:color="#1155cc" style:font-name="Courier New" fo:font-family="'Courier New'" style:font-family-generic="roman" style:font-pitch="variable" fo:font-size="10.5pt" style:text-underline-style="solid" style:text-underline-width="auto" style:text-underline-color="font-color" style:font-name-asian="Courier New1" style:font-family-asian="'Courier New'" style:font-family-generic-asian="system" style:font-pitch-asian="variable" style:font-size-asian="10.5pt" style:font-name-complex="Courier New1" style:font-family-complex="'Courier New'" style:font-family-generic-complex="system" style:font-pitch-complex="variable" style:font-size-complex="10.5pt" fo:background-color="#ffffff"/>
    </style:style>
    <style:style style:name="ListLabel_20_35" style:display-name="ListLabel 35" style:family="text">
      <style:text-properties fo:color="#1155cc" fo:font-size="11.5pt" style:text-underline-style="solid" style:text-underline-width="auto" style:text-underline-color="font-color" fo:background-color="#f8f8f8" style:font-size-asian="11.5pt" style:font-size-complex="11.5pt"/>
    </style:style>
    <style:style style:name="ListLabel_20_36" style:display-name="ListLabel 36" style:family="text">
      <style:text-properties fo:color="#1155cc" fo:font-size="11.5pt" style:font-size-asian="11.5pt" style:font-size-complex="11.5pt" fo:background-color="#fffff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2" meta:paragraph-count="172" meta:word-count="889" meta:character-count="7192" meta:non-whitespace-character-count="6471"/>
    <meta:generator>LibreOfficeDev/6.0.5.2$Linux_X86_64 LibreOffice_project/</meta:generator>
  </office:meta>
</office:document-meta>
</file>